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margin-top="0.494cm" fo:margin-bottom="0.141cm" loext:contextual-spacing="false" fo:line-height="138%" style:writing-mode="lr-tb"/>
      <style:text-properties fo:font-variant="normal" fo:text-transform="none" fo:color="#000000" style:font-name="Arial" fo:font-size="13pt" fo:font-style="normal" style:text-underline-style="solid" style:text-underline-width="auto" style:text-underline-color="font-color" fo:font-weight="bold" fo:background-color="transparent"/>
    </style:style>
    <style:style style:name="P2" style:family="paragraph" style:parent-style-name="Text_20_body">
      <style:text-properties officeooo:paragraph-rsid="0008ac4a"/>
    </style:style>
    <style:style style:name="P3" style:family="paragraph" style:parent-style-name="Text_20_body">
      <style:text-properties officeooo:rsid="0007f3e2" officeooo:paragraph-rsid="0007f3e2"/>
    </style:style>
    <style:style style:name="P4" style:family="paragraph" style:parent-style-name="Text_20_body">
      <style:text-properties officeooo:rsid="0007f3e2" officeooo:paragraph-rsid="0008ac4a"/>
    </style:style>
    <style:style style:name="P5" style:family="paragraph" style:parent-style-name="Text_20_body">
      <style:text-properties officeooo:rsid="0008ac4a" officeooo:paragraph-rsid="0008ac4a"/>
    </style:style>
    <style:style style:name="P6" style:family="paragraph" style:parent-style-name="Text_20_body">
      <style:paragraph-properties fo:margin-top="0cm" fo:margin-bottom="0cm" loext:contextual-spacing="false" fo:line-height="138%" style:writing-mode="lr-tb"/>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font-name="Arial" fo:font-size="11pt" fo:font-style="normal" style:text-underline-style="solid" style:text-underline-width="auto" style:text-underline-color="font-color" fo:font-weight="bold" fo:background-color="transparent"/>
    </style:style>
    <style:style style:name="P10" style:family="paragraph" style:parent-style-name="Text_20_body">
      <style:paragraph-properties fo:margin-top="0.529cm" fo:margin-bottom="0.529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paragraph-properties fo:margin-top="0.529cm" fo:margin-bottom="0.529cm" loext:contextual-spacing="false" fo:line-height="165%"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2" style:family="paragraph" style:parent-style-name="Text_20_body">
      <style:paragraph-properties fo:margin-top="0.529cm" fo:margin-bottom="0.529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8ac4a" officeooo:paragraph-rsid="0008ac4a" style:text-blinking="false" fo:background-color="transparent"/>
    </style:style>
    <style:style style:name="P13" style:family="paragraph" style:parent-style-name="Text_20_body">
      <style:paragraph-properties fo:margin-top="0.529cm" fo:margin-bottom="0.529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00"/>
    </style:style>
    <style:style style:name="P14" style:family="paragraph" style:parent-style-name="Text_20_body">
      <style:paragraph-properties fo:margin-top="0.529cm" fo:margin-bottom="0.529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15" style:family="paragraph" style:parent-style-name="Text_20_body">
      <style:paragraph-properties fo:margin-top="0.529cm" fo:margin-bottom="0.529cm" loext:contextual-spacing="false" fo:line-height="138%" style:writing-mode="lr-tb"/>
      <style:text-properties fo:font-variant="normal" fo:text-transform="none" fo:color="#000000" style:font-name="Arial" fo:font-size="11pt" fo:font-style="normal" style:text-underline-style="solid" style:text-underline-width="auto" style:text-underline-color="font-color" fo:font-weight="bold" fo:background-color="transparent"/>
    </style:style>
    <style:style style:name="P16" style:family="paragraph" style:parent-style-name="Text_20_body">
      <style:paragraph-properties fo:margin-top="0.529cm" fo:margin-bottom="0.529cm" loext:contextual-spacing="false" fo:line-height="138%" style:writing-mode="lr-tb"/>
      <style:text-properties fo:font-variant="normal" fo:text-transform="none" fo:color="#000000" style:font-name="Arial" fo:font-size="11pt" fo:font-style="normal" style:text-underline-style="solid" style:text-underline-width="auto" style:text-underline-color="font-color" fo:font-weight="bold" officeooo:rsid="0008ac4a" officeooo:paragraph-rsid="0008ac4a" fo:background-color="transparent"/>
    </style:style>
    <style:style style:name="P17" style:family="paragraph" style:parent-style-name="Text_20_body">
      <style:paragraph-properties fo:margin-top="0.529cm" fo:margin-bottom="0.529cm" loext:contextual-spacing="false" fo:line-height="138%" style:writing-mode="lr-tb"/>
    </style:style>
    <style:style style:name="T1"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style:font-name="Arial" fo:font-size="11pt" fo:font-style="normal" style:text-underline-style="solid" style:text-underline-width="auto" style:text-underline-color="font-color" fo:font-weight="bold" fo:background-color="transparent" loext:char-shading-value="0"/>
    </style:style>
    <style:style style:name="T6" style:family="text">
      <style:text-properties fo:font-variant="normal" fo:text-transform="none" fo:color="#000000" style:font-name="Arial" fo:font-size="11pt" fo:font-style="normal" style:text-underline-style="solid" style:text-underline-width="auto" style:text-underline-color="font-color" fo:font-weight="bold" officeooo:rsid="0008ac4a" fo:background-color="transparent" loext:char-shading-value="0"/>
    </style:style>
    <style:style style:name="T7" style:family="text">
      <style:text-properties style:font-name="Arial" fo:font-size="11pt" fo:font-style="normal" fo:font-weight="normal"/>
    </style:style>
    <style:style style:name="T8" style:family="text">
      <style:text-properties officeooo:rsid="0008ac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docs-internal-guid-386da88d-7fff-f62e-dfbd-604762bdbdac"/><text:a xlink:type="simple" xlink:href="https://famaf.zulipchat.com/#narrow/stream/333228-sistop-2022/topic/Primera.20clase/near/293713246" text:style-name="Internet_20_link" text:visited-style-name="Visited_20_Internet_20_Link"><text:span text:style-name="T1">10:17 AM</text:span></text:a></text:p>
      <text:p text:style-name="P10">Sé que tiene Probar remoto hoy.</text:p>
      <text:p text:style-name="P10">El teórico siempre será híbrido, así que lo pueden seguir desde casa.</text:p>
      <text:p text:style-name="P10">SistOp 2022, teóricos</text:p>
      <text:p text:style-name="P10">Martes, 16 de agosto · 1:30 – 3:30pm</text:p>
      <text:p text:style-name="P10">Información para unirse a Google Meet</text:p>
      <text:p text:style-name="P17"><text:span text:style-name="T2">Enlace a la videollamada:</text:span><text:a xlink:type="simple" xlink:href="https://meet.google.com/frn-usoa-cpn" text:style-name="Internet_20_link" text:visited-style-name="Visited_20_Internet_20_Link"><text:span text:style-name="T4"> </text:span></text:a><text:a xlink:type="simple" xlink:href="https://meet.google.com/frn-usoa-cpn" text:style-name="Internet_20_link" text:visited-style-name="Visited_20_Internet_20_Link"><text:span text:style-name="T1">https://meet.google.com/frn-usoa-cpn</text:span></text:a></text:p>
      <text:p text:style-name="P7">—<text:span text:style-name="T7">-------------------------------------------------------------------------------------</text:span></text:p>
      <text:p text:style-name="P8">16 agosto clase no hibrida: no tuvo el cable</text:p>
      <text:p text:style-name="Text_20_body"/>
      <text:p text:style-name="P8">================================================</text:p>
      <text:p text:style-name="P9">programa:</text:p>
      <text:h text:style-name="P1" text:outline-level="3">Programa de la materia:</text:h>
      <text:p text:style-name="P15">Introducción: virtualización de CPU y memoria, concurrencia, persistencia, objetivos de diseño, historia.</text:p>
      <text:p text:style-name="P15">==============================================</text:p>
      <text:p text:style-name="P15">Capitulo 2: Introduccion a los sistemas operativos</text:p>
      <text:p text:style-name="P10">SO: virtual machine o resource manager</text:p>
      <text:p text:style-name="P10">Virtualizar el CPU:</text:p>
      <text:p text:style-name="P10"><text:soft-page-break/>volver el cpu en un número infinito de CPUS, permitiendo a muchos programas correr al mismo tiempo</text:p>
      <text:p text:style-name="P10">APIS: </text:p>
      <text:p text:style-name="P10">interfaces, son la forma en que la mayoría de los usuarios interactúan con los sistemas operativos</text:p>
      <text:p text:style-name="P10">policy</text:p>
      <text:p text:style-name="P10">&amp;: para correr procesos al mismo tiempo</text:p>
      <text:p text:style-name="P10">,:  para correr múltiples programas al mismo tiempo</text:p>
      <text:p text:style-name="P10">2.2: virtualizing memory</text:p>
      <text:p text:style-name="P10">physical memory: p leer la memoria debemos especificar la dirección, para escribir(o actualizar ) además debemos especificar la data a ser escrita en la dirección dada</text:p>
      <text:p text:style-name="P10">La memoria es accedida todo el tiempo cuando un programa se está corriendo</text:p>
      <text:p text:style-name="P10">PID: process identifier of the running program, es único por programa corriendo</text:p>
      <text:p text:style-name="P10">Virtualizing memory: cada proceso accede su propia virtual address space( a veces llamada address space)</text:p>
      <text:p text:style-name="P10">La memoria física es un recurso físico, manejado por el sistema operativo. Exactamente cómo todo esto es logrado es sujeto de estudio en Virtualización</text:p>
      <text:p text:style-name="P10">2.3: concurrencia:</text:p>
      <text:p text:style-name="P10">usamos este concepto para referirnos a un host of problems que se levantan y deben ser localizados cuando se trabaja en varias cosas al mismo tiempo en el mismo programa.</text:p>
      <text:p text:style-name="P10"><text:soft-page-break/>multi threaded</text:p>
      <text:p text:style-name="P10">thread: función corriendo con el mismo espacio de memoria como otras funciones, con mas de uno de ellos activos al momento.</text:p>
      <text:p text:style-name="P10">las instrucciones son ejecutadas una a la vez</text:p>
      <text:p text:style-name="P10">atómicamente: todas al mismo tiempo</text:p>
      <text:p text:style-name="P10">2.4: Persistence:</text:p>
      <text:p text:style-name="P10">DRAM: guarda los valores de manera volátil, cuando se va la energía o crashea el sistema cualquier información en la memoria se pierde.</text:p>
      <text:p text:style-name="P10">El hardware viene en la forma de dispositivo input/output o I/O, un hard drive es un repositorio común para información de larga vida, a pesar de que SSDs- solid-state drives están haciendo punta en esta arena?</text:p>
      <text:p text:style-name="P17"><text:span text:style-name="T5">File system:</text:span><text:span text:style-name="T4"> </text:span><text:span text:style-name="T2">es el software en el sistema operativo que maneja el disco, es por lo tanto responsable de guardar, es por lo tanto responsable de guardar cualquier file el usuario crea en una forma eficiente en el disco del sistema.</text:span></text:p>
      <text:p text:style-name="P10">el file system es parte del OS en cargo de manejar data persistente </text:p>
      <text:p text:style-name="P10">Las systems calls routean una parte del sistema operativo llamado file system: que maneja las requests y retorna algún tipo de código de error al usuario.</text:p>
      <text:p text:style-name="P10">journaling or copy-on-write: para manejar los problemas de crashes durante los writes incorpora este protocolo.</text:p>
      <text:p text:style-name="P10">2.5: design goals:</text:p>
      <text:p text:style-name="P10">que hace exactamente OS:</text:p>
      <text:p text:style-name="P17"><text:soft-page-break/><text:span text:style-name="T2">toma recursos fisicos, como CPU, memoria o disco, y las </text:span><text:span text:style-name="T3">virtualiza. </text:span><text:span text:style-name="T2">Maneja algunas cuestiones relativas a</text:span><text:span text:style-name="T4"> </text:span><text:span text:style-name="T3">concurencia. y </text:span><text:span text:style-name="T2">ademas guarda</text:span><text:span text:style-name="T4"> </text:span><text:span text:style-name="T3">Persistentemente, </text:span><text:span text:style-name="T2">por lo tanto manteniendilos a salvo a largo plazo</text:span></text:p>
      <text:p text:style-name="P10">el SO debe correr non-stop, cuando falla, todas las aplicaciones que se estaban corriendo en el sistema falland tambien. por esta dependencia, los SO tratan de alcanzar un gran grado de Reliability.</text:p>
      <text:p text:style-name="P10">energy-efficiency</text:p>
      <text:p text:style-name="P10">security</text:p>
      <text:p text:style-name="P10">mobility</text:p>
      <text:p text:style-name="P10">2.6: Some History:</text:p>
      <text:p text:style-name="P10">batch processing</text:p>
      <text:p text:style-name="P17"><text:span text:style-name="T2">a system call transfiere el control al SO mientras simultáneamente crece un </text:span><text:span text:style-name="T3">hardware privilege level</text:span></text:p>
      <text:p text:style-name="P15">==============================================</text:p>
      <text:p text:style-name="P15">Parte I: Virtualización</text:p>
      <text:p text:style-name="P10">Cap 3: A dialogue on virtualization:</text:p>
      <text:p text:style-name="P10">lo que hace la virtualizacion es tomar un CPU fisico y hacerlo lucir como varios CPUs virtuales a las aplicaciones corriendo en el sistema. Mientras cada aplicacione tiene su propio CPU p usar, pero solo hay uno. Se ha virtualizado el CPU.</text:p>
      <text:p text:style-name="P15">===================================================</text:p>
      <text:p text:style-name="P15"><text:soft-page-break/>Procesos</text:p>
      <text:p text:style-name="P15">Cap 4: The abstraction_ The process:</text:p>
      <text:p text:style-name="P10">una de las abstracciones mas fundamentales que el OS le brinda a los usuarios: the process</text:p>
      <text:p text:style-name="P10">process: a running program, un programa que se está corriendo</text:p>
      <text:p text:style-name="P10">El programa es una cosa sin vida es el OS el que toma los bytes y los pone a correr</text:p>
      <text:p text:style-name="P17"><text:span text:style-name="T2">¿Cómo crear la ilusión de varios CPUs?--&gt; el OS lo hace </text:span><text:span text:style-name="T3">virtualizing de CPU: </text:span><text:span text:style-name="T2">corriendo un proceso, luego deteniéndose y corriendo otro proceso y así…</text:span></text:p>
      <text:p text:style-name="P17"><text:span text:style-name="T2">Esta técnica se conoce como </text:span><text:span text:style-name="T3">Time sharing of the CPU, </text:span><text:span text:style-name="T2">le permite a los usuarios correr tantos procesos concurrentes como quieran, el costo potencial es en performance ya que cada uno correrá más despacio si el CPU debe ser compartido</text:span></text:p>
      <text:p text:style-name="P10">mechanisms: low level machinery que implementan la pieza de funcionalidad necesitada</text:p>
      <text:p text:style-name="P10">Time sharing: una de las tecnicas mas basicas utilizadas por el CPU para compartir un recurso permitiendo al recurso ser utilizado por un tiempo por una entidad, y luego un tiempo por otra, y asi el recurso puede ser compartido por varios. empleado por todos los SO modernos.</text:p>
      <text:p text:style-name="P10">Space sharing: donde el recurso es dividido (in space) entre aquellos que desean usarlo.</text:p>
      <text:p text:style-name="P10">context switch: le da al SO la habilidad de parar de correr un programa y comenzar a correr otro en un CPU dado.</text:p>
      <text:p text:style-name="P10">policies: algortimos para tomar ciertos tipos de decisiones dentro  del OS</text:p>
      <text:p text:style-name="P10">scheduling policy: decide que proceso debe correr el OS.</text:p>
      <text:p text:style-name="P10"><text:soft-page-break/>1.1: the abstraction process</text:p>
      <text:p text:style-name="P10">process: la abstraccion que provee el OS de un programa que se esta corriendo es lo que llamaremos un proceso. un proceso es un programa que se esta corriendo. </text:p>
      <text:p text:style-name="P10">machine state: para entender que constituye un proceso debemos entender su estado de máquina. el machine state es lo que un programa puede leer o actualizar cuando esta corrinedo.</text:p>
      <text:p text:style-name="P10">una componente de machine state que comprende el proceso es su memoria. las instrucciones residen en memoria. los datos que el programa corriendo lee y escribe se guardan en la memoria tambien. por lo tanto, la memoria que el proceso puede localizar (llamada su address space) es parte del proceso.</text:p>
      <text:p text:style-name="P10">Ademas parte de los estados de proceso de maquina son registros, varias instrucciones leidas o escritas por lo tante son importantes para la ejecucion del proceso.</text:p>
      <text:p text:style-name="P10">program cunter(PC)- a veces llamada el instruction pointer IP: uno de los registros especianes que forman parte del machine state y no s dice que instruccion del programa  es actualmente siendo ejecutada, similarlemte un </text:p>
      <text:p text:style-name="P10">stack pointer y el asociado frame pointer: son utilizados para manejar el stock para funciones parametros , variables locales y retorna direcciones</text:p>
      <text:p text:style-name="P10">4.2: Process API:</text:p>
      <text:p text:style-name="P10">idea basica de que debe ser incluido en cualquier interface de un OS</text:p>
      <text:p text:style-name="P10">Create: un SO debe incluir un metodo para crear un nuevo proceso. cuando tipeamos un comando en la terminal(shell) o hacemos doble clik  el OS invoca a crear un nuevo proceso para correr el programa que se ha indicado</text:p>
      <text:p text:style-name="P10">Destroy: los OS provee una interface para destruir los procesos forzosamente(kill)</text:p>
      <text:p text:style-name="P10">Wait: espera al proceso que espere de correr, para ello una interface de waiting se brinda</text:p>
      <text:p text:style-name="P10"><text:soft-page-break/>Miscellaneous Control: la mayoria de los OS dan un metodo para suspender un proceso(parar por un tiempo), reanudarlo y luego continuar.</text:p>
      <text:p text:style-name="P10">Status: existen interfaces para obtener informacion de status del proceso</text:p>
      <text:p text:style-name="P10">4.3: process Creation: a little More detail</text:p>
      <text:p text:style-name="P10">misterio a resolver: como los programas son transformados en procesos</text:p>
      <text:p text:style-name="P10">lo primero que el OS debe hacer es: </text:p>
      <text:p text:style-name="P10">load(descargar) su código y cualquier dato estático(variables inicializadas) ea memoria, al address space del proceso</text:p>
      <text:p text:style-name="P10">los programas residen inicialmente el el disk en una forma de executable format, por lo tanto el proceso de descarga de un programa y los datos en la memoria requiere que el OS lea esos bytes del disco y los coloque en memoria en algún lugar.</text:p>
      <text:p text:style-name="P10">eagerly: el proceso de descarga en los primeros OS se hacia todo de una antes de correr el programa,</text:p>
      <text:p text:style-name="P10">lazily: OS los performan de esta manera descargando piezas de código o datos solamente como son necesarios durante la ejecución del programa.</text:p>
      <text:p text:style-name="P10">Antes de correr nada recordar: el OS debe hacer algo de trabajo para obtener los bits importantes del programa desde el disco a memoria.</text:p>
      <text:p text:style-name="P10">una vez que el codigo y lo sdatos estaticos son descargado s a memoir , hay unas otras pocas cosas que el OS necesita hacer antes de correr el programa. </text:p>
      <text:p text:style-name="P10">run-time stack- stack: memoria que debe ser alocada para el programa.</text:p>
      <text:p text:style-name="P10"><text:soft-page-break/>El OS va a inicializar el stack con argumentos, especificamente va a llenar los parametros en el main() function i.e. argc y argv array</text:p>
      <text:p text:style-name="P10">heap: el OS crea tambien memoria inicial para el heap del programa. En los programas en C, el heap es utilizado para explicitamente realizar un request de los datos allocated dinamicamente. los programas solicitan(request) tal espacio llamando a malloc y lo liberan llamando explicitamente free(). El heap es necesario para estructuras de datos como listas anidadad , tablas , arboles, etc. </text:p>
      <text:p text:style-name="P10">El OS ademas hace algunas tareas de inicializacion, como input/output. (ex. unix tiene por defecto 3 file descriptors for standard input, output and error). permite leer de terminal y mostrar en pantalla —&gt; veremos mas de esto en: persistence</text:p>
      <text:p text:style-name="P10">descargando el codigo y datos estatico en memoria, creando e inicializando el stack y haciendo otro trabajo relativo al setup de I/O el OS tiene ahora el stage para la ejecucion delprograma. solo queda comenzar el programa al punto de entrada llamara en main().csaltando al main() (con un mecanismo especializado que veremos en el prox capitulo) el OS transfiere el control del CPU al recientemente creado proceso, y por lo tanto el proceso comienza su ejecucion.</text:p>
      <text:p text:style-name="P10">4.4: Process States</text:p>
      <text:p text:style-name="P10">estados del proceso que pueden ser en un tiempo dado. un proceso puede estar en uno de 3 procesos:</text:p>
      <text:p text:style-name="P10">Running: un proceso se esta corriendo en un procesador. ie esta ejecutando instrucciones7</text:p>
      <text:p text:style-name="P10">Ready: el proceso esta listo para correr pero el OS eligio no correrlo en este momento</text:p>
      <text:p text:style-name="P10">Blocked: el proceso hizo algun tipo de operacion que no lo deja listo para correr hasta que otro evento ocurra.</text:p>
      <text:p text:style-name="P13">scheduled: que el proceso sea movido de ready a running</text:p>
      <text:p text:style-name="P13">descheduled: que sea movido de running a ready</text:p>
      <text:p text:style-name="P14"><text:soft-page-break/>4.5: Data structures</text:p>
      <text:p text:style-name="P14">el OS es un programa, y como tal tiene estructuras de datos relevantes</text:p>
      <text:p text:style-name="P14">p seguirel estado de cada proceso el OS lleva una process list para todos los procesos que estan listos </text:p>
      <text:p text:style-name="P14">informacion importante que el OS guarda a cerca del proceso: </text:p>
      <text:p text:style-name="P14">register context</text:p>
      <text:p text:style-name="P3">sostendra por un proceso detenido los contenidos de su estado de registro. Cuando un proceso es detenido su register state se guardara a esa locacion de memoria. Reestableciendo estos registros(poniendo sus valores de nuevo en los registros fisicos ) el OS puede resumir correr el proceso. Aprenderemos mas a cerca de este context switch en capitulos futuros</text:p>
      <text:p text:style-name="P3">hay otros estados en los que puede estar un proceso:</text:p>
      <text:p text:style-name="P3">inicial: cuando esta siendo creado</text:p>
      <text:p text:style-name="P3">final: cuando es salido pero no se a limpiado(en unix-zombie state) . Este estado puede ser util para los procesos padres para examinar el codigo de retorno </text:p>
      <text:p text:style-name="P4">en unix los programas retornan cero si completaron la tarea. Cuando este finalizado el proceso padre hara una llamada final(ex wait) para esperar por el hijo a que se complete y para indicar al OS que puede limpier cualquieras estructuras irrelevantes referidas a el ahora extinto proceso</text:p>
      <text:p text:style-name="P5">process Control Block(PCB):</text:p>
      <text:p text:style-name="P2"><text:span text:style-name="T8">estructura individual que guarda informacion a cerca del proceso</text:span><text:line-break/><text:line-break/><text:span text:style-name="T5">=========================================</text:span><text:span text:style-name="T6">=====================</text:span></text:p>
      <text:p text:style-name="P15">API de Procesos</text:p>
      <text:p text:style-name="P16">cap 5: interlude:process API</text:p>
      <text:p text:style-name="P12"><text:bookmark text:name="docs-internal-guid-c27ec85d-7fff-ceb1-f33d-df275165a2cf"/>interludes(intervalo-pausa): unix tiene una de las formas mas intrigantes de crear un nuevo proceso con un par de system calls: fork() and exec(). Una tercera rutina, wait(), puede ser utilizada por un proceso que desea esperar por un proceso que ha creado, se complete. </text:p>
      <text:p text:style-name="P11"><text:soft-page-break/>5.1: the fork() system call:</text:p>
      <text:p text:style-name="P11">fork() system call es utilizada para crear un nuevo proceso. </text:p>
      <text:p text:style-name="P11">PID- process identifier: en unix systems el PID es utilizado para nombrar el proceso si se quiere hacer algo con el proceso como detenerlo.</text:p>
      <text:p text:style-name="P11">fork()&lt;0 —&gt; fork fallo</text:p>
      <text:p text:style-name="P11">fork()==0 —-&gt; child(new process)</text:p>
      <text:p text:style-name="P11">fork()&gt;0 —--&gt; padres van por ese lado</text:p>
      <text:p text:style-name="P11">El proceso llama a la syscall fork(), que el OS da como forma de crear un nuevo proceso. la parte rara es que: el proceso que es creado es casi una copia exacta del proceso que lo llama. lo que significa que ahora parece al OS que hay 2 copias del programa p1 corriendose, y ambas estan cerca de retornar desde la syscall fork(). El nuevo proceso creado(llamado child en contraste con el creador: parent) no comienza a correrse en el main()</text:p>
      <text:p text:style-name="P11">El child no es una copia exacta. A pesar de que ahora tiene su propia copia del adress space(tiene su propia memoria privada), sus propios registros, etc. El valor que retorna al fork() llamador es diferente. Especificamente, mientras el pariente recibe el PID del hijo nuevo, el hijo simplemente retorna 0.</text:p>
      <text:p text:style-name="P11">El output es no deterministico: cuando el proceso hijo es creadohay ahora 2 procesos activos en el sistema de los que preocuparnos: el padre y el hijo. Asumiendo que corremos en un sistema con un solo CPU entonces el padre o el hijo podran correr a tal punto. </text:p>
      <text:p text:style-name="P11">El scheduler del CPU, determina que proceso corre en un dado momento del tiempo. Este no determinismo lleva a algunos problemas interesantes como multi-threaded programs.</text:p>
      <text:p text:style-name="P11"><text:soft-page-break/>veremos mas no determinismo cuando estudiemos concurrency en la segunda parte del libro. </text:p>
      <text:p text:style-name="P11">5.2: Adding wait() System Call</text:p>
      <text:p text:style-name="P11">Algunas veces, es util para un padre esperar a un proceso hijo que finalice lo que ha estado haciendo. lo que se logra con la syscall wait()(o la que es mas completa waitpid()).</text:p>
      <text:p text:style-name="P11">(el padre llama a wait para esperar a que el proceso hijo termine, cuando el hijo termina, waits() retorna al padre). Agregar un wait() hace que el output sea deterministico.</text:p>
      <text:p text:style-name="P11">El hijo imprime primero.si el padre imprimiera primero, llamaria al wait() inmediatamente. incluso si el padre corre primero, espera al hijo a que termine de correr, luego wait() a que retorne y luego el padre imprime el mensaje.</text:p>
      <text:p text:style-name="P11">5.3: Finally, exec() System Call</text:p>
      <text:p text:style-name="P11">Esta syscall es util cuando queremoscorrer un programa diferente del programa que llama. </text:p>
      <text:p text:style-name="P11">Dado el nombre de un ejecutable, y algunos argumentos descarga codigo(y datos estaticos) de ese ejecutable y sobreescribe su segmento de codigo actual( y datos estaticos actuales ) con el, el heap y stack y otras partes del espacio de memoria del programa son reinicializados. Luego el OS simplemente corre tal progrmam, pasando cualquier argumento como el argv de ese proceso. por lo tanto no crea un nuevo proceso , sino que transforma el programa actual que se esta corriendo en un programa diferente que se esta corriendo. Luego del exec</text:p>
      <text:p text:style-name="P16"/>
      <text:p text:style-name="P16"/>
      <text:p text:style-name="P16"/>
      <text:p text:style-name="P16"><text:soft-page-break/></text:p>
      <text:p text:style-name="P16"/>
      <text:p text:style-name="P16">====================================================================</text:p>
      <text:p text:style-name="P15">Ejecución directa limitada</text:p>
      <text:p text:style-name="P15">Planificación</text:p>
      <text:p text:style-name="P15">Espacio de Direcciones</text:p>
      <text:p text:style-name="P15">API de Memoria</text:p>
      <text:p text:style-name="P15">El mecanismo de traducción de direcciones</text:p>
      <text:p text:style-name="P15">Segmentación</text:p>
      <text:p text:style-name="P15">Administración del espacio libre</text:p>
      <text:p text:style-name="P15">Paginación</text:p>
      <text:p text:style-name="P15">TLBs</text:p>
      <text:p text:style-name="P15">Archivo de intercambio, mecanismo y política</text:p>
      <text:p text:style-name="P15">Parte II: Concurrencia</text:p>
      <text:p text:style-name="P15">API de hilos</text:p>
      <text:p text:style-name="P15">Candados</text:p>
      <text:p text:style-name="P15"><text:soft-page-break/>Estructuras de datos sincronizadas</text:p>
      <text:p text:style-name="P15">Variables de condición</text:p>
      <text:p text:style-name="P15">Semáforos</text:p>
      <text:p text:style-name="P15">Problemas típicos de concurrencia</text:p>
      <text:p text:style-name="P15">Parte III: Persistencia</text:p>
      <text:p text:style-name="P15">Dispositivos de Entrada/Salida</text:p>
      <text:p text:style-name="P15">Discos rotacionales</text:p>
      <text:p text:style-name="P15">Archivos y directorios</text:p>
      <text:p text:style-name="P15">Implementación del sistema de archivos</text:p>
      <text:p text:style-name="P15">Localidad y el FFS.</text:p>
      <text:p text:style-name="P15">Consistencia ante caídas, fsck y bitácora</text:p>
      <text:p text:style-name="P15">Sistemas de archivos por bitácora</text:p>
      <text:p text:style-name="P9">=============================================================</text:p>
      <text:p text:style-name="P9">cap 2 introductionto operating systems:</text:p>
      <text:p text:style-name="Text_20_body"/>
      <text:p text:style-name="P8">un programa que corre ejecuta instrucciones. El procesador recupera una instruccion de la memoria, la decodifica y la ejecuta. luego se mueve a la proxima instruccion. Es la base del modelo de computacion de Von Neumann.</text:p>
      <text:p text:style-name="P8">hay un cuerpo del software que es el SO responsable de hacer faciles de correr los programas, que compartan memorias, y que interactuen con dispositivos y esta a cargo de que el sistema opere correcta y facilmente.</text:p>
      <text:p text:style-name="Text_20_body"><text:soft-page-break/><text:line-break/></text:p>
      <text:p text:style-name="P8">una pregunta que responderemos es como hace el sistema operativo para virtualizar los recursos.</text:p>
      <text:p text:style-name="Text_20_body"/>
      <text:p text:style-name="P8">video:</text:p>
      <text:p text:style-name="Text_20_body"/>
      <text:p text:style-name="P8">$ wget https://pages.cs.wisc.edu/~remzi/OSTEP/#book-chapter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6T21:11:25.252348226</meta:creation-date>
    <dc:date>2022-10-25T12:53:16.985526494</dc:date>
    <meta:editing-duration>PT25M38S</meta:editing-duration>
    <meta:editing-cycles>4</meta:editing-cycles>
    <meta:generator>LibreOffice/6.4.7.2$Linux_X86_64 LibreOffice_project/40$Build-2</meta:generator>
    <meta:document-statistic meta:table-count="0" meta:image-count="0" meta:object-count="0" meta:page-count="14" meta:paragraph-count="172" meta:word-count="2544" meta:character-count="15863" meta:non-whitespace-character-count="13470"/>
  </office:meta>
</office:document-meta>
</file>